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30000016F3F6447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05cm" svg:height="20.828cm" svg:x="0cm" svg:y="0cm">
          <draw:image xlink:href="Pictures/10000000000001730000016F3F6447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04:33:28.496911987</meta:creation-date>
    <dc:date>2014-10-21T04:34:01.728126455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